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2.2243in" table:align="left"/>
    </style:style>
    <style:style style:name="Table1.A" style:family="table-column">
      <style:table-column-properties style:column-width="0.9799in"/>
    </style:style>
    <style:style style:name="Table1.B" style:family="table-column">
      <style:table-column-properties style:column-width="1.2444in"/>
    </style:style>
    <style:style style:name="Table1.A1" style:family="table-cell">
      <style:table-cell-properties style:vertical-align="middle" fo:padding="0.0194in" fo:border="none"/>
    </style:style>
    <style:style style:name="P1" style:family="paragraph" style:parent-style-name="Standard">
      <style:text-properties officeooo:rsid="00123048"/>
    </style:style>
    <style:style style:name="P2" style:family="paragraph" style:parent-style-name="Standard">
      <style:text-properties officeooo:rsid="00123048" officeooo:paragraph-rsid="00123048"/>
    </style:style>
    <style:style style:name="P3" style:family="paragraph" style:parent-style-name="Standard">
      <style:text-properties officeooo:rsid="00123048" officeooo:paragraph-rsid="00156704"/>
    </style:style>
    <style:style style:name="P4" style:family="paragraph" style:parent-style-name="Standard">
      <style:text-properties officeooo:rsid="00123048" officeooo:paragraph-rsid="0013a771"/>
    </style:style>
    <style:style style:name="P5" style:family="paragraph" style:parent-style-name="Standard">
      <style:text-properties officeooo:rsid="00123048" officeooo:paragraph-rsid="001829d2"/>
    </style:style>
    <style:style style:name="P6" style:family="paragraph" style:parent-style-name="Standard">
      <style:text-properties officeooo:rsid="0013a771" officeooo:paragraph-rsid="0013a771"/>
    </style:style>
    <style:style style:name="P7" style:family="paragraph" style:parent-style-name="Standard">
      <style:text-properties officeooo:paragraph-rsid="00141f15"/>
    </style:style>
    <style:style style:name="P8" style:family="paragraph" style:parent-style-name="Standard">
      <style:text-properties officeooo:paragraph-rsid="00156704"/>
    </style:style>
    <style:style style:name="P9" style:family="paragraph" style:parent-style-name="Standard">
      <style:text-properties fo:font-weight="bold" officeooo:rsid="00123048" officeooo:paragraph-rsid="00123048" style:font-weight-asian="bold" style:font-weight-complex="bold"/>
    </style:style>
    <style:style style:name="P10" style:family="paragraph" style:parent-style-name="Standard">
      <style:text-properties fo:font-weight="bold" officeooo:rsid="00123048" officeooo:paragraph-rsid="00141f15" style:font-weight-asian="bold" style:font-weight-complex="bold"/>
    </style:style>
    <style:style style:name="P11" style:family="paragraph" style:parent-style-name="Standard">
      <style:text-properties fo:font-weight="bold" officeooo:rsid="00123048" officeooo:paragraph-rsid="001829d2" style:font-weight-asian="bold" style:font-weight-complex="bold"/>
    </style:style>
    <style:style style:name="P12" style:family="paragraph" style:parent-style-name="Standard">
      <style:text-properties fo:font-weight="bold" officeooo:rsid="001829d2" officeooo:paragraph-rsid="001829d2" style:font-weight-asian="bold" style:font-weight-complex="bold"/>
    </style:style>
    <style:style style:name="P13" style:family="paragraph" style:parent-style-name="Standard">
      <style:text-properties officeooo:rsid="00141f15" officeooo:paragraph-rsid="00141f15"/>
    </style:style>
    <style:style style:name="P14" style:family="paragraph" style:parent-style-name="Standard">
      <style:text-properties officeooo:paragraph-rsid="001829d2"/>
    </style:style>
    <style:style style:name="P15" style:family="paragraph" style:parent-style-name="Standard">
      <style:text-properties officeooo:rsid="001829d2" officeooo:paragraph-rsid="001829d2"/>
    </style:style>
    <style:style style:name="P16" style:family="paragraph" style:parent-style-name="Standard">
      <style:text-properties officeooo:rsid="001829d2" officeooo:paragraph-rsid="0019d648"/>
    </style:style>
    <style:style style:name="P17" style:family="paragraph" style:parent-style-name="Standard">
      <style:text-properties officeooo:rsid="0019d648" officeooo:paragraph-rsid="0019d648"/>
    </style:style>
    <style:style style:name="P18" style:family="paragraph" style:parent-style-name="Text_20_body">
      <style:text-properties officeooo:rsid="001829d2" officeooo:paragraph-rsid="001829d2"/>
    </style:style>
    <style:style style:name="P19" style:family="paragraph" style:parent-style-name="Table_20_Contents">
      <style:text-properties fo:font-weight="bold"/>
    </style:style>
    <style:style style:name="P20" style:family="paragraph" style:parent-style-name="Standard">
      <style:text-properties fo:font-weight="bold" officeooo:rsid="001829d2" officeooo:paragraph-rsid="001829d2" style:font-weight-asian="bold" style:font-weight-complex="bold"/>
    </style:style>
    <style:style style:name="P21" style:family="paragraph" style:parent-style-name="Standard">
      <style:text-properties officeooo:paragraph-rsid="0019d648"/>
    </style:style>
    <style:style style:name="T1" style:family="text">
      <style:text-properties officeooo:rsid="0013a771"/>
    </style:style>
    <style:style style:name="T2" style:family="text">
      <style:text-properties officeooo:rsid="00141f15"/>
    </style:style>
    <style:style style:name="T3" style:family="text">
      <style:text-properties officeooo:rsid="00156704"/>
    </style:style>
    <style:style style:name="T4" style:family="text">
      <style:text-properties officeooo:rsid="001829d2"/>
    </style:style>
    <style:style style:name="T5" style:family="text">
      <style:text-properties officeooo:rsid="0019d648"/>
    </style:style>
    <style:style style:name="T6" style:family="text">
      <style:text-properties officeooo:rsid="001ba497"/>
    </style:style>
    <style:style style:name="T7" style:family="text">
      <style:text-properties officeooo:rsid="001bcd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CB IT Stuff 20th November 2013</text:p>
      <text:p text:style-name="P9"/>
      <text:p text:style-name="P9">NEWS</text:p>
      <text:p text:style-name="P9"/>
      <text:p text:style-name="P6">Youtube commentapocalypse - in an attempt to clean up the sewer that is Youtube comments, Google Plus logins are now required. This went down like a bucket of cold sick, let’s explain why...</text:p>
      <text:p text:style-name="P6"/>
      <text:p text:style-name="P6"><text:span text:style-name="T3">F</text:span>rom the should have known better department -- former NSA chief Michael Hayden was doing an off the record briefing for Time Magazine on a train in the USA. Unfortunately, the guy behind him was Tom Mattzie of move-on.org, who live-tweeted the <text:span text:style-name="T3">best bits, such as</text:span> bragging about <text:span text:style-name="T3">secret prisons and </text:span>rendition and disparaging the Obama administration. At the end he got Hayden to pose with him for a selfie, which he also live-tweeted.</text:p>
      <text:p text:style-name="P6"/>
      <text:p text:style-name="P7"><text:span text:style-name="T1">And selfie is word of the year! <text:s/>In the words of The Daily Mash, “</text:span>The Oxford English Dictionary, the terminally jaded guardian of the English language, announced that out of all the words used over the last 12 months, ‘selfie’ is the one that really sums everything up. <text:span text:style-name="T2">N</text:span>ext year we’re not even going to try. So the ‘Word of the Year’ will be whatever your name is. Because that’s all that really matters, isn’t it?” </text:p>
      <text:p text:style-name="P4"/>
      <text:p text:style-name="P7"><text:span text:style-name="T2">There’s been a breakthrough discovery in quantum computing - the widely used (and cheap!) pigment <text:s/></text:span><text:s/><text:span text:style-name="T2">turns out to be really good at holding a quantum superposition. If you’re wondering what copper phthalocyanine looks like, it’s the bluey colour on a five pound note, or the old British Rail blue colour. <text:s/>There’s a British Rail / Schroedinger’s cat joke in there somewhere... which brings us to the next item</text:span></text:p>
      <text:p text:style-name="P7"/>
      <text:p text:style-name="P8"><text:span text:style-name="T1">Dell admitted that many of its new range of </text:span>Latitude 6430u laptops 'smell of cat urine' <text:span text:style-name="T3">because of manufacturing problems with the plastic in the keyboard. <text:s/>Customers had been complaining since June but it’s taken until now for Dell to fess up. </text:span>Users affected by the issue should send their laptop back for replacement parts<text:span text:style-name="T3">.</text:span></text:p>
      <text:p text:style-name="P3"/>
      <text:p text:style-name="P13">And finally Passwords are in the news <text:span text:style-name="T4">this month </text:span>after Adobe got hacked and at least 38 million customers’ login details leaked out - possibly as many as 150 million. <text:s/><text:span text:style-name="T4">A dating site called Cupid Media exposed 42 million passwords that were stored in plain text (what does Cupid rhyme with?) <text:s/>And</text:span> MacRumors<text:span text:style-name="T4"> </text:span><text:s/>860 thousand more leaked out. We’ll be talking about this later in the show!</text:p>
      <text:p text:style-name="P6"/>
      <text:p text:style-name="P10">CONSOLE WARS<text:span text:style-name="T4"> (and SteamOS)</text:span></text:p>
      <text:p text:style-name="P2"/>
      <text:p text:style-name="P5"><text:span text:style-name="T4">T</text:span>he ps4 and xbone <text:span text:style-name="T4">are out. Both of the consoles are very PC like in design and the PS4 seems to be using HTML5 tech for its frontend. Its using webgl rather than css/html for display and layout but it is still a standard browser frontend and presumably something that would run in other browsers. So increasingly we are looking at a merging of all tech here. Both of the consoles require HDCP, which apparently causes black screen if you plug a PS4 into a non compliant TV but more importantly since they are HDMI only this makes capturing images from them increasingly difficult. So thats an anti-user copy protection problem all over again.</text:span></text:p>
      <text:p text:style-name="Standard"/>
      <text:p text:style-name="P15">Capabilities and price of each</text:p>
      <text:p text:style-name="Standard"/>
      <text:p text:style-name="P15">XBone will require an update from the net out of the box before it will work properly so set aside half an hour for that!</text:p>
      <text:p text:style-name="Standard"/>
      <text:p text:style-name="Standard"/>
      <text:p text:style-name="Standard"><text:soft-page-break/>Also SteamOS is something that I think is going to make a difference to linux and that hasn't been mentioned in show yet.<text:span text:style-name="T4"> Well techwise we have an interesting split, both consoles are using AMD APUs and SteamOS is currently supported by Nvidia. The SteamOS thing means we will get real linux driver support from the graphics cards people which is something that is going to make a big difference to linux. Today it is very easy to have several hundred quids worth of modern graphics card fail totally on a linux install, thats a really bad first impression. </text:span>That, plus obviously pushing people into linux means SteamOS could easily be a tipping point in terms of popularity.</text:p>
      <text:p text:style-name="Standard"/>
      <text:p text:style-name="Standard">AMDs APUs are interesting, lots of gamers hate them because racecar, but I look on them as the future with very good bang per buck in terms of energy use. Since they are now the entire next gen of consoles this kinda backs my feeling. A merging of GPU and CPU back into a single package is also a good thing and I cant wait for the number of cores in CPUs to start increasing the way they have with GPUs, this will make for an interesting programming change when we get things like 256+ cores in a CPU.</text:p>
      <text:p text:style-name="P1"/>
      <text:p text:style-name="P9">PASSWORDS</text:p>
      <text:p text:style-name="P9"/>
      <text:p text:style-name="P17">This month hundreds of millions of passwords have leaked from several big sites that got hacked. <text:s/>Why does this matter? If a site is doing its job right, the passwords will be encrypted with some advanced maths so nobody can reconstruct what your password is. But very few sites actually live up to best practice, and nobody really knows which sites are incompetent until the worst happens. </text:p>
      <text:p text:style-name="P2"/>
      <text:p text:style-name="P15">What makes a good password? <text:s/>Don't just add a couple of numbers to a proper word or substitute them for letters - password crackers know all about that. <text:span text:style-name="T5">Researchers have already been busy with the Adobe leak and here are the top ten most popular passwords, and of course most popular really means most easily guessable and therefore the worst!</text:span></text:p>
      <text:p text:style-name="P18"/>
      <table:table table:name="Table1" table:style-name="Table1">
        <table:table-column table:style-name="Table1.A"/>
        <table:table-column table:style-name="Table1.B"/>
        <table:table-row>
          <table:table-cell table:style-name="Table1.A1" office:value-type="string">
            <text:p text:style-name="P19">Password</text:p>
          </table:table-cell>
          <table:table-cell table:style-name="Table1.A1" office:value-type="string">
            <text:p text:style-name="P19">Number of users</text:p>
          </table:table-cell>
        </table:table-row>
        <table:table-row>
          <table:table-cell table:style-name="Table1.A1" office:value-type="string">
            <text:p text:style-name="Table_20_Contents">1. 123456</text:p>
          </table:table-cell>
          <table:table-cell table:style-name="Table1.A1" office:value-type="string">
            <text:p text:style-name="Table_20_Contents">1911938</text:p>
          </table:table-cell>
        </table:table-row>
        <table:table-row>
          <table:table-cell table:style-name="Table1.A1" office:value-type="string">
            <text:p text:style-name="Table_20_Contents">2. 123456789</text:p>
          </table:table-cell>
          <table:table-cell table:style-name="Table1.A1" office:value-type="string">
            <text:p text:style-name="Table_20_Contents">446162</text:p>
          </table:table-cell>
        </table:table-row>
        <table:table-row>
          <table:table-cell table:style-name="Table1.A1" office:value-type="string">
            <text:p text:style-name="Table_20_Contents">3. password</text:p>
          </table:table-cell>
          <table:table-cell table:style-name="Table1.A1" office:value-type="string">
            <text:p text:style-name="Table_20_Contents">345834</text:p>
          </table:table-cell>
        </table:table-row>
        <table:table-row>
          <table:table-cell table:style-name="Table1.A1" office:value-type="string">
            <text:p text:style-name="Table_20_Contents">4. adobe123</text:p>
          </table:table-cell>
          <table:table-cell table:style-name="Table1.A1" office:value-type="string">
            <text:p text:style-name="Table_20_Contents">211659</text:p>
          </table:table-cell>
        </table:table-row>
        <table:table-row>
          <table:table-cell table:style-name="Table1.A1" office:value-type="string">
            <text:p text:style-name="Table_20_Contents">5. 12345678</text:p>
          </table:table-cell>
          <table:table-cell table:style-name="Table1.A1" office:value-type="string">
            <text:p text:style-name="Table_20_Contents">201580</text:p>
          </table:table-cell>
        </table:table-row>
        <table:table-row>
          <table:table-cell table:style-name="Table1.A1" office:value-type="string">
            <text:p text:style-name="Table_20_Contents">6. qwerty</text:p>
          </table:table-cell>
          <table:table-cell table:style-name="Table1.A1" office:value-type="string">
            <text:p text:style-name="Table_20_Contents">130832</text:p>
          </table:table-cell>
        </table:table-row>
        <table:table-row>
          <table:table-cell table:style-name="Table1.A1" office:value-type="string">
            <text:p text:style-name="Table_20_Contents">7. 1234567</text:p>
          </table:table-cell>
          <table:table-cell table:style-name="Table1.A1" office:value-type="string">
            <text:p text:style-name="Table_20_Contents">124253</text:p>
          </table:table-cell>
        </table:table-row>
        <table:table-row>
          <table:table-cell table:style-name="Table1.A1" office:value-type="string">
            <text:p text:style-name="Table_20_Contents">8. 111111</text:p>
          </table:table-cell>
          <table:table-cell table:style-name="Table1.A1" office:value-type="string">
            <text:p text:style-name="Table_20_Contents">113884</text:p>
          </table:table-cell>
        </table:table-row>
        <table:table-row>
          <table:table-cell table:style-name="Table1.A1" office:value-type="string">
            <text:p text:style-name="Table_20_Contents">9. photoshop</text:p>
          </table:table-cell>
          <table:table-cell table:style-name="Table1.A1" office:value-type="string">
            <text:p text:style-name="Table_20_Contents">83411</text:p>
          </table:table-cell>
        </table:table-row>
        <table:table-row>
          <table:table-cell table:style-name="Table1.A1" office:value-type="string">
            <text:p text:style-name="Table_20_Contents">10. 123123</text:p>
          </table:table-cell>
          <table:table-cell table:style-name="Table1.A1" office:value-type="string">
            <text:p text:style-name="Table_20_Contents">82694</text:p>
          </table:table-cell>
        </table:table-row>
      </table:table>
      <text:p text:style-name="P15"/>
      <text:p text:style-name="P21"><text:span text:style-name="T5">Others were iloveyou at no. 18, superman at 39, chocolate at 50, and something very rude at 51. If your password is like that, change it today! W</text:span>ith 1.9 million users relying on “123456” the<text:span text:style-name="T7"> </text:span>chance of unlocking an Adobe account with blind luck<text:span text:style-name="T7"> is better than 1 in 100. </text:span></text:p>
      <text:p text:style-name="P15"/>
      <text:p text:style-name="P16">Don't reuse the same password on multiple sites! <text:s/><text:span text:style-name="T5">If one site gets hacked, that could endanger all your other logins, including your bank or paypal. <text:s/>So if you have an Adobe login, it's important to change your other passwords right now. <text:s/>You really must </text:span>use a different password on each site where money is <text:soft-page-break/>involved (eBay, Amazon, your bank). </text:p>
      <text:p text:style-name="P16">But of course this all gets too much to remember and you have to keep a list somewhere. <text:s/>We recommend 'Keepass' for that, it's free of charge and proper open source and it's secure. <text:span text:style-name="T5"><text:s/>There are plenty more like Keepass out there if you look. <text:s/>They have one master password that never leaves your machine, and that master password unlocks all the other passwords.</text:span></text:p>
      <text:p text:style-name="P15"/>
      <text:p text:style-name="P17"><text:span text:style-name="T6">Also, d</text:span>on't ever tell anyone what your date of birth is, or mother's name, or favourite colour, or pet's name is. <text:s/>At least, don't tell Facebook or Livejournal or G+ what your birthday is. <text:s/>Using these things for password recovery is a really bad idea because the bad guys can just guess. <text:s/>Don't trust sites that rely on that. <text:s/>Lots of sites will just email you a new password, but what if you lose the email account where the reminders go? This is a big concern because Yahoo is now recycling dormant accounts and someone else could be using your old Yahoo mail to reset your passwords! <text:s/>This is why Google and some others offer two factor authentication. <text:s/>How does that work...</text:p>
      <text:p text:style-name="P17"/>
      <text:p text:style-name="P17">Summary: use difficult passwords, use a different one for each login, and use something like Keepass to keep a secret list.</text:p>
      <text:p text:style-name="P17"/>
      <text:p text:style-name="P12">What we've been doing this month</text:p>
      <text:p text:style-name="P14"/>
      <text:p text:style-name="P14"><text:span text:style-name="T4">K+S -- </text:span>Our personal tech news is we now have an early release of a pixel paint and animation package based on "deluxe paint" that also happens to run on a raspberry PI. Pixel art is having a bit of a popular resurgence recently and all the kids are doing it wrong. Well they are using tools (photoshop) that I really would not recommend.<text:span text:style-name="T4"> </text:span>So we make new art tool using ancient knowledge of pixels.</text:p>
      <text:p text:style-name="P14"/>
      <text:p text:style-name="P15">Me -- Slackware 14.1, SlackBuilds.org</text:p>
      <text:p text:style-name="P15"/>
      <text:p text:style-name="P15">Dave &amp; Graham?</text:p>
      <text:p text:style-name="P15"/>
      <text:p text:style-name="P11">Outro</text:p>
      <text:p text:style-name="P12">Rainbow Road + Numa Numa :P</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0T09:55:48.531952066</meta:creation-date>
    <dc:date>2013-11-20T14:19:14.706042400</dc:date>
    <meta:editing-duration>PT14M8S</meta:editing-duration>
    <meta:editing-cycles>3</meta:editing-cycles>
    <meta:generator>LibreOffice/4.1.3.2$Linux_X86_64 LibreOffice_project/410m0$Build-2</meta:generator>
    <meta:document-statistic meta:table-count="1" meta:image-count="0" meta:object-count="0" meta:page-count="3" meta:paragraph-count="50" meta:word-count="1319" meta:character-count="7402" meta:non-whitespace-character-count="6107"/>
  </office:meta>
</office:document-meta>
</file>